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4.874cm"/>
    </style:style>
    <style:style style:name="co8" style:family="table-column">
      <style:table-column-properties fo:break-before="auto" style:column-width="13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ystem Status 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System ID</text:p>
          </table:table-cell>
          <table:table-cell office:value-type="string" calcext:value-type="string">
            <text:p>Pi Status</text:p>
          </table:table-cell>
          <table:table-cell office:value-type="string" calcext:value-type="string">
            <text:p>Software Status</text:p>
          </table:table-cell>
          <table:table-cell office:value-type="string" calcext:value-type="string">
            <text:p>Current 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Up, CPU 5%, MEM 7%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rculation pump 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Up, CPU 5%, MEM 20%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eboo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nable to connec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NAS</text:p>
          </table:table-cell>
          <table:table-cell office:value-type="string" calcext:value-type="string">
            <text:p>Up, CPU 50%, MEM 60%</text:p>
          </table:table-cell>
          <table:table-cell office:value-type="string" calcext:value-type="string">
            <text:p>OK, Database Up</text:p>
          </table:table-cell>
          <table:table-cell/>
        </table:table-row>
      </table:table>
      <table:table table:name="SUMP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SUMP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StaffGU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umpp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Locked</text:p>
          </table:table-cell>
          <table:table-cell table:number-columns-repeated="2" office:value-type="string" calcext:value-type="string">
            <text:p>&lt;none&gt;</text:p>
          </table:table-cell>
          <table:table-cell table:number-columns-repeated="7"/>
        </table:table-row>
      </table:table>
      <table:table table:name="G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mp to G6</text:p>
          </table:table-cell>
          <table:table-cell office:value-type="string" calcext:value-type="string">
            <text:p>wbuttspi</text:p>
          </table:table-cell>
        </table:table-row>
      </table:table>
      <table:table table:name="G6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taffGUI</text:p>
          </table:table-cell>
        </table:table-row>
      </table:table>
      <table:table table:name="V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table:style-name="ce3"/>
          <table:table-cell/>
        </table:table-row>
      </table:table>
      <table:table table:name="V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osition 25%</text:p>
          </table:table-cell>
          <table:table-cell office:value-type="string" calcext:value-type="string">
            <text:p>sumppi</text:p>
          </table:table-cell>
        </table:table-row>
      </table:table>
      <table:table table:name="System Event Log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Site I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Reboot request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Reboot successful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: Automatically freed lock for G4:MP0 (timeout exceeded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: G6 pi is dow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WARNING: Sump level low, insufficient water at G4 to refi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6:48:45.230212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Hamish McIntyre-Bhatty</meta:initial-creator>
    <meta:creation-date>2019-09-04T21:26:47.546835000</meta:creation-date>
    <dc:date>2020-05-05T17:10:31.074637804</dc:date>
    <dc:creator>Hamish MB</dc:creator>
    <meta:editing-duration>PT18M27S</meta:editing-duration>
    <meta:editing-cycles>6</meta:editing-cycles>
    <meta:generator>LibreOffice/6.4.3.2$Linux_X86_64 LibreOffice_project/40$Build-2</meta:generator>
    <meta:document-statistic meta:table-count="10" meta:cell-count="166" meta:object-count="0"/>
  </office:meta>
</office:document-meta>
</file>